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859" officeooo:paragraph-rsid="001cb859"/>
    </style:style>
    <style:style style:name="P2" style:family="paragraph" style:parent-style-name="Standard">
      <style:text-properties officeooo:rsid="001d2350" officeooo:paragraph-rsid="001d2350"/>
    </style:style>
    <style:style style:name="P3" style:family="paragraph" style:parent-style-name="Standard">
      <style:text-properties officeooo:rsid="001cb859" officeooo:paragraph-rsid="001cb859" fo:background-color="#fff200"/>
    </style:style>
    <style:style style:name="P4" style:family="paragraph" style:parent-style-name="Standard">
      <style:text-properties officeooo:rsid="001a5776" officeooo:paragraph-rsid="001a5776" fo:background-color="#faa61a"/>
    </style:style>
    <style:style style:name="P5" style:family="paragraph" style:parent-style-name="Standard" style:list-style-name="L3">
      <style:text-properties officeooo:rsid="001a5776" officeooo:paragraph-rsid="001a5776" fo:background-color="#faa61a"/>
    </style:style>
    <style:style style:name="P6" style:family="paragraph" style:parent-style-name="Standard">
      <style:text-properties officeooo:rsid="001c031d" officeooo:paragraph-rsid="001c031d" fo:background-color="#faa61a"/>
    </style:style>
    <style:style style:name="P7" style:family="paragraph" style:parent-style-name="Standard">
      <style:text-properties officeooo:rsid="001cb859" officeooo:paragraph-rsid="001cb859" fo:background-color="#faa61a"/>
    </style:style>
    <style:style style:name="P8" style:family="paragraph" style:parent-style-name="Standard">
      <style:text-properties officeooo:rsid="001cf7ed" officeooo:paragraph-rsid="001cf7ed" fo:background-color="#ed1c24"/>
    </style:style>
    <style:style style:name="P9" style:family="paragraph" style:parent-style-name="Standard">
      <style:text-properties officeooo:rsid="001cb859" officeooo:paragraph-rsid="001cb859" fo:background-color="#ed1c24"/>
    </style:style>
    <style:style style:name="P10" style:family="paragraph" style:parent-style-name="Standard">
      <style:text-properties officeooo:rsid="001d2350" officeooo:paragraph-rsid="001d2350" fo:background-color="#ed1c24"/>
    </style:style>
    <style:style style:name="T1" style:family="text">
      <style:text-properties officeooo:rsid="001cb859"/>
    </style:style>
    <style:style style:name="T2" style:family="text">
      <style:text-properties officeooo:rsid="001cf7ed"/>
    </style:style>
    <style:style style:name="T3" style:family="text">
      <style:text-properties officeooo:rsid="001d23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0 - </text:span>Introduction</text:p>
      <text:p text:style-name="P4">Bases théoriques (&amp; exemple)</text:p>
      <text:p text:style-name="P4"/>
      <text:p text:style-name="P4"><text:span text:style-name="T1">I - </text:span>Traitement des données </text:p>
      <text:list xml:id="list3604138474" text:style-name="L3">
        <text:list-header>
          <text:p text:style-name="P5"><text:span text:style-name="T3">1/</text:span>Virer les gens qui n’ont pas eu d’IM</text:p>
          <text:p text:style-name="P5"><text:span text:style-name="T3">2/</text:span>Sur eux, sortir tout ce qui n’est pas cardiaque</text:p>
        </text:list-header>
      </text:list>
      <text:p text:style-name="P6"><text:tab/><text:span text:style-name="T3">3</text:span>/Groupement des gens par contexte (sexe, tranche d’âge, tranche durée séjour). Elimination de ceux avec moins de 4 évènements</text:p>
      <text:p text:style-name="P7"><text:tab/><text:span text:style-name="T3">4</text:span>/Dans ces contextes, chercher les motifs apparaissant chez au moins 1% des patients</text:p>
      <text:p text:style-name="P7"><text:tab/><text:span text:style-name="T3">5</text:span>/Parmi ces motifs fréquents à au moins 1%, garder uniquement les motifs maximaux</text:p>
      <text:p text:style-name="P1"/>
      <text:p text:style-name="P3">II – Prédiction :</text:p>
      <text:p text:style-name="P3">1/Sur chaque contexte, écarter les gens venant de Nord-Ouest et Sud-Est pour constituer l’échantillon de validation. Le reste pour trouver les meilleurs paramètres.</text:p>
      <text:p text:style-name="P3">2/Evaluation du score de chaque motif dans la trajectoire de chaque patient</text:p>
      <text:p text:style-name="P3">3/Partie prédiction à partir de ces scores, avec plusieurs modèles</text:p>
      <text:p text:style-name="P3">4/Partie validation avec l’échantillon <text:span text:style-name="T2">N-O/S-E</text:span></text:p>
      <text:p text:style-name="P1"/>
      <text:p text:style-name="P8">III – Test sur un échantillon</text:p>
      <text:p text:style-name="P8">Présentation de l’exemple</text:p>
      <text:p text:style-name="P9"/>
      <text:p text:style-name="P8">IV – Choix du modèle &amp; limites</text:p>
      <text:p text:style-name="P8">Sur l’algorithme, le choix des données etc.</text:p>
      <text:p text:style-name="P8"/>
      <text:p text:style-name="P10">V – Conclus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7:35:35.453773119</meta:creation-date>
    <dc:date>2020-01-16T18:32:42.029487831</dc:date>
    <meta:editing-duration>PT36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52" meta:character-count="963" meta:non-whitespace-character-count="823"/>
  </office:meta>
</office:document-meta>
</file>